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ac8b" officeooo:paragraph-rsid="0010ac8b" style:text-blinking="false" fo:background-color="transparent"/>
    </style:style>
    <style:style style:name="T1" style:family="text">
      <style:text-properties officeooo:rsid="0010ac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Monomania</text:span>,</text:h>
      <text:p text:style-name="P2">Every acoustic/digital instrument single sound source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4T15:15:39.245771558</meta:creation-date>
    <meta:generator>LibreOffice/7.2.1.2$MacOSX_X86_64 LibreOffice_project/87b77fad49947c1441b67c559c339af8f3517e22</meta:generator>
    <dc:date>2021-11-06T16:52:13.663577303</dc:date>
    <meta:editing-duration>PT1M9S</meta:editing-duration>
    <meta:editing-cycles>2</meta:editing-cycles>
    <meta:document-statistic meta:table-count="0" meta:image-count="0" meta:object-count="0" meta:page-count="1" meta:paragraph-count="3" meta:word-count="7" meta:character-count="64" meta:non-whitespace-character-count="58"/>
  </office:meta>
</office:document-meta>
</file>